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79260" officeooo:paragraph-rsid="0027926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5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254b5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fo:language="ro" fo:country="RO" officeooo:rsid="00254b51" officeooo:paragraph-rsid="00296832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Arial2" fo:font-size="12pt" officeooo:paragraph-rsid="00296832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96832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96832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7fa69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fa69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officeooo:rsid="0028687a" style:font-style-asian="normal" style:font-weight-asian="normal" style:text-emphasize="none"/>
    </style:style>
    <style:style style:name="T14" style:family="text">
      <style:text-properties officeooo:rsid="00129edb"/>
    </style:style>
    <style:style style:name="T15" style:family="text">
      <style:text-properties officeooo:rsid="001adce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8" style:family="text">
      <style:text-properties fo:language="en" fo:country="GB" officeooo:rsid="00279260"/>
    </style:style>
    <style:style style:name="T19" style:family="text">
      <style:text-properties officeooo:rsid="0027f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Template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<text:span text:style-name="T19">3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18">Checkout</text:span> button – <text:span text:style-name="T18">when the cart is empty the “checkout” button from the Shopping cart page is functional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25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4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6">Chrome </text:span><text:span text:style-name="T17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5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5">1</text:span></text:p>
          </table:table-cell>
        </table:table-row>
      </table:table>
      <text:p text:style-name="P1"/>
      <text:p text:style-name="P1"/>
      <text:p text:style-name="P10">Description</text:p>
      <text:p text:style-name="P24"><text:span text:style-name="T7">When the cart is empty and </text:span><text:span text:style-name="T6">the Shopping cart page is accessed, “checkout” button is functional and redirects to Checkout page.</text:span></text:p>
      <text:p text:style-name="P17"/>
      <text:p text:style-name="P17"/>
      <text:p text:style-name="P10">Steps to reproduce</text:p>
      <text:p text:style-name="P15">1. access site www.saucedemo.com in Chrome </text:p>
      <text:p text:style-name="P22"><text:span text:style-name="T6">2. insert valid data in field “Username” </text:span><text:span text:style-name="T8">(</text:span><text:span text:style-name="T9">error</text:span><text:span text:style-name="T8">_user)</text:span></text:p>
      <text:p text:style-name="P22"><text:span text:style-name="T6">3. insert valid data in field “Password” </text:span><text:span text:style-name="T8">(secret_sauce)</text:span></text:p>
      <text:p text:style-name="P18">4. press “Login” button</text:p>
      <text:p text:style-name="P18">5. click the icon off the cart </text:p>
      <text:p text:style-name="P18">6. press “checkout” button </text:p>
      <text:p text:style-name="P16"/>
      <text:p text:style-name="P10">Expected result</text:p>
      <text:p text:style-name="P25"><text:span text:style-name="T10">When the cart is empty and the Shopping cart page is accessed, “checkout” button is </text:span><text:span text:style-name="T13">disabled (greyed out and not clickable).</text:span></text:p>
      <text:p text:style-name="P25"><text:span text:style-name="T13"/></text:p>
      <text:p text:style-name="P14"/>
      <text:p text:style-name="P10">Actual result</text:p>
      <text:p text:style-name="P27">When the cart is empty and the Shopping cart page is accessed, “checkout” button is functional and redirects to Checkout page.</text:p>
      <text:p text:style-name="P26"/>
      <text:p text:style-name="P13"/>
      <text:p text:style-name="P10">Notes</text:p>
      <text:p text:style-name="P11"><text:soft-page-break/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0</meta:editing-cycles>
    <meta:creation-date>2024-02-05T18:33:00</meta:creation-date>
    <dc:date>2024-05-04T17:27:07.853000000</dc:date>
    <meta:editing-duration>PT3H27M59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7" meta:word-count="162" meta:character-count="1028" meta:non-whitespace-character-count="895"/>
    <meta:user-defined meta:name="AppVersion">16.0000</meta:user-defined>
    <meta:template xlink:type="simple" xlink:actuate="onRequest" xlink:title="Normal" xlink:href=""/>
  </office:meta>
</office:document-meta>
</file>